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15%">
        <style:tab-stops>
          <style:tab-stop style:position="6.2992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style:text-properties officeooo:rsid="00b845b7" officeooo:paragraph-rsid="00b845b7"/>
    </style:style>
    <style:style style:name="P7" style:family="paragraph" style:parent-style-name="Standard">
      <style:paragraph-properties fo:line-height="115%"/>
      <style:text-properties officeooo:rsid="00c63691" officeooo:paragraph-rsid="00e07144" style:font-size-complex="14pt"/>
    </style:style>
    <style:style style:name="P8" style:family="paragraph" style:parent-style-name="Standard">
      <style:paragraph-properties fo:line-height="115%"/>
      <style:text-properties officeooo:rsid="004ea5df" officeooo:paragraph-rsid="004ea5df" style:font-size-complex="14pt"/>
    </style:style>
    <style:style style:name="P9" style:family="paragraph" style:parent-style-name="Standard">
      <style:paragraph-properties fo:line-height="115%"/>
      <style:text-properties officeooo:rsid="004ea5df" officeooo:paragraph-rsid="00c42161" style:font-size-complex="14pt"/>
    </style:style>
    <style:style style:name="P10" style:family="paragraph" style:parent-style-name="Standard">
      <style:paragraph-properties fo:line-height="115%"/>
      <style:text-properties style:font-size-complex="14pt"/>
    </style:style>
    <style:style style:name="P11" style:family="paragraph" style:parent-style-name="Standard">
      <style:paragraph-properties fo:line-height="115%"/>
      <style:text-properties officeooo:rsid="00a8901a" officeooo:paragraph-rsid="00a8901a"/>
    </style:style>
    <style:style style:name="P12"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4"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5"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6" style:family="paragraph" style:parent-style-name="Standard">
      <style:paragraph-properties fo:line-height="115%" fo:text-align="center" style:justify-single-word="false"/>
      <style:text-properties fo:font-style="italic" style:font-style-asian="italic" style:font-size-complex="14pt"/>
    </style:style>
    <style:style style:name="P17" style:family="paragraph" style:parent-style-name="Standard">
      <style:paragraph-properties fo:line-height="115%"/>
      <style:text-properties officeooo:rsid="0029af03" officeooo:paragraph-rsid="0029af03"/>
    </style:style>
    <style:style style:name="P18" style:family="paragraph" style:parent-style-name="Standard">
      <style:paragraph-properties fo:line-height="115%"/>
      <style:text-properties officeooo:rsid="00d04881" officeooo:paragraph-rsid="00d04881"/>
    </style:style>
    <style:style style:name="P19" style:family="paragraph" style:parent-style-name="Standard">
      <style:paragraph-properties fo:line-height="115%"/>
      <style:text-properties officeooo:rsid="003567c8" officeooo:paragraph-rsid="003567c8"/>
    </style:style>
    <style:style style:name="P20" style:family="paragraph" style:parent-style-name="Standard">
      <style:paragraph-properties fo:line-height="115%"/>
      <style:text-properties officeooo:rsid="003cff8a" officeooo:paragraph-rsid="003cff8a"/>
    </style:style>
    <style:style style:name="P21" style:family="paragraph" style:parent-style-name="Standard">
      <style:paragraph-properties fo:line-height="115%"/>
      <style:text-properties officeooo:rsid="009bc902" officeooo:paragraph-rsid="009bc902"/>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fo:text-align="justify" style:justify-single-word="false"/>
      <style:text-properties officeooo:paragraph-rsid="00217f6a"/>
    </style:style>
    <style:style style:name="P24" style:family="paragraph" style:parent-style-name="Text_20_body">
      <style:paragraph-properties fo:line-height="115%" fo:text-align="justify" style:justify-single-word="false"/>
      <style:text-properties officeooo:paragraph-rsid="0216b28a"/>
    </style:style>
    <style:style style:name="P25" style:family="paragraph" style:parent-style-name="Text_20_body">
      <style:paragraph-properties fo:line-height="115%" fo:text-align="justify" style:justify-single-word="false"/>
      <style:text-properties officeooo:paragraph-rsid="01f5042b"/>
    </style:style>
    <style:style style:name="P26" style:family="paragraph" style:parent-style-name="Text_20_body">
      <style:paragraph-properties fo:line-height="115%"/>
      <style:text-properties officeooo:paragraph-rsid="0339ebde"/>
    </style:style>
    <style:style style:name="P27" style:family="paragraph" style:parent-style-name="Text_20_body">
      <style:paragraph-properties fo:line-height="115%"/>
      <style:text-properties officeooo:paragraph-rsid="006f1291"/>
    </style:style>
    <style:style style:name="P28" style:family="paragraph" style:parent-style-name="Text_20_body">
      <style:paragraph-properties fo:line-height="115%"/>
      <style:text-properties officeooo:paragraph-rsid="00955070"/>
    </style:style>
    <style:style style:name="P29" style:family="paragraph" style:parent-style-name="Text_20_body">
      <style:paragraph-properties fo:line-height="115%"/>
      <style:text-properties officeooo:paragraph-rsid="0219466a"/>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officeooo:paragraph-rsid="0029af03"/>
    </style:style>
    <style:style style:name="P36" style:family="paragraph" style:parent-style-name="Text_20_body">
      <style:paragraph-properties fo:line-height="115%" fo:text-align="justify" style:justify-single-word="false"/>
      <style:text-properties officeooo:rsid="0216b28a" officeooo:paragraph-rsid="0216b28a"/>
    </style:style>
    <style:style style:name="P37" style:family="paragraph" style:parent-style-name="Text_20_body">
      <style:paragraph-properties fo:line-height="115%" fo:text-align="justify" style:justify-single-word="false"/>
      <style:text-properties officeooo:rsid="023db81f" officeooo:paragraph-rsid="023db81f"/>
    </style:style>
    <style:style style:name="P3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115%" fo:text-align="justify" style:justify-single-word="false"/>
      <style:text-properties officeooo:rsid="0225ca0a" officeooo:paragraph-rsid="0225ca0a"/>
    </style:style>
    <style:style style:name="P41" style:family="paragraph" style:parent-style-name="Text_20_body">
      <style:paragraph-properties fo:line-height="115%" fo:text-align="justify" style:justify-single-word="false"/>
      <style:text-properties officeooo:rsid="022738bb" officeooo:paragraph-rsid="022738bb"/>
    </style:style>
    <style:style style:name="P42" style:family="paragraph" style:parent-style-name="Text_20_body">
      <style:paragraph-properties fo:line-height="115%" fo:text-align="justify" style:justify-single-word="false"/>
      <style:text-properties officeooo:rsid="0239f790" officeooo:paragraph-rsid="007d9e2c"/>
    </style:style>
    <style:style style:name="P43" style:family="paragraph" style:parent-style-name="Text_20_body">
      <style:paragraph-properties fo:line-height="115%" fo:text-align="justify" style:justify-single-word="false"/>
      <style:text-properties officeooo:rsid="0239f790" officeooo:paragraph-rsid="0239f790"/>
    </style:style>
    <style:style style:name="P44" style:family="paragraph" style:parent-style-name="Text_20_body">
      <style:paragraph-properties fo:line-height="115%"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text-properties officeooo:rsid="023bc2b3" officeooo:paragraph-rsid="023bc2b3"/>
    </style:style>
    <style:style style:name="P46" style:family="paragraph" style:parent-style-name="Text_20_body">
      <style:paragraph-properties fo:line-height="115%"/>
      <style:text-properties officeooo:rsid="00d04881" officeooo:paragraph-rsid="00d04881"/>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Text_20_body">
      <style:paragraph-properties fo:line-height="115%" fo:break-before="page"/>
      <style:text-properties officeooo:rsid="009605ba" officeooo:paragraph-rsid="009605ba"/>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2">
      <style:paragraph-properties fo:line-height="115%">
        <style:tab-stops>
          <style:tab-stop style:position="6.2992in" style:type="right" style:leader-style="dotted" style:leader-text="."/>
        </style:tab-stops>
      </style:paragraph-properties>
    </style:style>
    <style:style style:name="P64"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5" style:family="paragraph" style:parent-style-name="Contents_20_3">
      <style:paragraph-properties fo:line-height="115%">
        <style:tab-stops>
          <style:tab-stop style:position="6.2992in" style:type="right" style:leader-style="dotted" style:leader-text="."/>
        </style:tab-stops>
      </style:paragraph-properties>
    </style:style>
    <style:style style:name="P66"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7" style:family="paragraph" style:parent-style-name="Standard" style:list-style-name="L6">
      <style:paragraph-properties fo:line-height="115%"/>
    </style:style>
    <style:style style:name="P68" style:family="paragraph" style:parent-style-name="Standard" style:list-style-name="L7">
      <style:paragraph-properties fo:line-height="115%"/>
      <style:text-properties officeooo:rsid="00b845b7" officeooo:paragraph-rsid="00b845b7"/>
    </style:style>
    <style:style style:name="P69" style:family="paragraph" style:parent-style-name="Standard" style:list-style-name="L6">
      <style:paragraph-properties fo:line-height="115%"/>
      <style:text-properties officeooo:rsid="00b845b7" officeooo:paragraph-rsid="00b845b7"/>
    </style:style>
    <style:style style:name="P70" style:family="paragraph" style:parent-style-name="Standard" style:list-style-name="L9">
      <style:paragraph-properties fo:line-height="115%"/>
      <style:text-properties officeooo:rsid="00b845b7" officeooo:paragraph-rsid="00b845b7"/>
    </style:style>
    <style:style style:name="P71" style:family="paragraph" style:parent-style-name="Standard" style:list-style-name="L9">
      <style:paragraph-properties fo:line-height="115%"/>
      <style:text-properties officeooo:rsid="00bad233" officeooo:paragraph-rsid="00bad233"/>
    </style:style>
    <style:style style:name="P72" style:family="paragraph" style:parent-style-name="Standard" style:list-style-name="L17">
      <style:paragraph-properties fo:line-height="115%"/>
      <style:text-properties officeooo:rsid="003e4ce5" officeooo:paragraph-rsid="003e4ce5"/>
    </style:style>
    <style:style style:name="P73" style:family="paragraph" style:parent-style-name="Standard" style:list-style-name="L18">
      <style:paragraph-properties fo:line-height="115%"/>
      <style:text-properties officeooo:rsid="00450b6f" officeooo:paragraph-rsid="00450b6f" style:font-size-complex="14pt"/>
    </style:style>
    <style:style style:name="P74" style:family="paragraph" style:parent-style-name="Standard" style:list-style-name="L19">
      <style:paragraph-properties fo:line-height="115%"/>
      <style:text-properties officeooo:rsid="00c42161" officeooo:paragraph-rsid="00c42161" style:font-size-complex="14pt"/>
    </style:style>
    <style:style style:name="P75" style:family="paragraph" style:parent-style-name="Standard">
      <style:paragraph-properties fo:line-height="115%"/>
      <style:text-properties officeooo:rsid="0062ae10" officeooo:paragraph-rsid="0062ae10" style:font-size-complex="14pt"/>
    </style:style>
    <style:style style:name="P76"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77" style:family="paragraph" style:parent-style-name="Text_20_body" style:list-style-name="L1">
      <style:paragraph-properties fo:line-height="115%" fo:text-align="justify" style:justify-single-word="false"/>
      <style:text-properties officeooo:paragraph-rsid="00217f6a"/>
    </style:style>
    <style:style style:name="P78" style:family="paragraph" style:parent-style-name="Text_20_body" style:list-style-name="L1">
      <style:paragraph-properties fo:line-height="115%" fo:text-align="justify" style:justify-single-word="false"/>
      <style:text-properties officeooo:paragraph-rsid="00a6b0b4"/>
    </style:style>
    <style:style style:name="P79" style:family="paragraph" style:parent-style-name="Text_20_body" style:list-style-name="L14">
      <style:paragraph-properties fo:line-height="115%" fo:text-align="justify" style:justify-single-word="false"/>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5">
      <style:paragraph-properties fo:line-height="115%" fo:text-align="justify" style:justify-single-word="false"/>
      <style:text-properties officeooo:paragraph-rsid="01f5042b"/>
    </style:style>
    <style:style style:name="P82" style:family="paragraph" style:parent-style-name="Text_20_body" style:list-style-name="L15">
      <style:paragraph-properties fo:line-height="115%" fo:text-align="justify" style:justify-single-word="false"/>
      <style:text-properties officeooo:paragraph-rsid="01d692da"/>
    </style:style>
    <style:style style:name="P83" style:family="paragraph" style:parent-style-name="Text_20_body" style:list-style-name="L3">
      <style:paragraph-properties fo:line-height="115%"/>
      <style:text-properties officeooo:paragraph-rsid="00665a6a"/>
    </style:style>
    <style:style style:name="P84" style:family="paragraph" style:parent-style-name="Text_20_body" style:list-style-name="L8">
      <style:paragraph-properties fo:line-height="115%"/>
      <style:text-properties officeooo:paragraph-rsid="0339ebde"/>
    </style:style>
    <style:style style:name="P85" style:family="paragraph" style:parent-style-name="Text_20_body" style:list-style-name="L9">
      <style:paragraph-properties fo:line-height="115%"/>
      <style:text-properties officeooo:paragraph-rsid="0339ebde"/>
    </style:style>
    <style:style style:name="P86" style:family="paragraph" style:parent-style-name="Text_20_body" style:list-style-name="L1">
      <style:paragraph-properties fo:line-height="115%" fo:text-align="justify" style:justify-single-word="false"/>
      <style:text-properties officeooo:rsid="002e3e79" officeooo:paragraph-rsid="002e3e79"/>
    </style:style>
    <style:style style:name="P87" style:family="paragraph" style:parent-style-name="Text_20_body" style:list-style-name="L1">
      <style:paragraph-properties fo:line-height="115%" fo:text-align="justify" style:justify-single-word="false"/>
      <style:text-properties officeooo:rsid="002e3e79" officeooo:paragraph-rsid="00a6b0b4"/>
    </style:style>
    <style:style style:name="P88"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9" style:family="paragraph" style:parent-style-name="Text_20_body" style:list-style-name="L2">
      <style:paragraph-properties fo:line-height="115%"/>
      <style:text-properties officeooo:rsid="00616dfe" officeooo:paragraph-rsid="00616dfe" style:font-size-complex="14pt"/>
    </style:style>
    <style:style style:name="P90" style:family="paragraph" style:parent-style-name="Text_20_body" style:list-style-name="L2">
      <style:paragraph-properties fo:line-height="115%"/>
      <style:text-properties officeooo:rsid="00a1c421" officeooo:paragraph-rsid="00a1c421" style:font-size-complex="14pt"/>
    </style:style>
    <style:style style:name="P91" style:family="paragraph" style:parent-style-name="Text_20_body" style:list-style-name="L3">
      <style:paragraph-properties fo:line-height="115%"/>
      <style:text-properties officeooo:rsid="00665a6a" officeooo:paragraph-rsid="00665a6a" style:font-size-complex="14pt"/>
    </style:style>
    <style:style style:name="P92"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3" style:family="paragraph" style:parent-style-name="Text_20_body">
      <style:paragraph-properties fo:line-height="115%"/>
      <style:text-properties fo:font-style="normal" officeooo:rsid="00955070" officeooo:paragraph-rsid="009605ba" style:font-style-asian="normal" style:font-style-complex="normal"/>
    </style:style>
    <style:style style:name="P94"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95" style:family="paragraph" style:parent-style-name="Text_20_body" style:list-style-name="L4">
      <style:paragraph-properties fo:line-height="115%"/>
      <style:text-properties officeooo:rsid="009605ba" officeooo:paragraph-rsid="009605ba"/>
    </style:style>
    <style:style style:name="P96" style:family="paragraph" style:parent-style-name="Text_20_body" style:list-style-name="L4">
      <style:paragraph-properties fo:line-height="115%"/>
      <style:text-properties officeooo:rsid="009605ba" officeooo:paragraph-rsid="00c2fe9b"/>
    </style:style>
    <style:style style:name="P97" style:family="paragraph" style:parent-style-name="Text_20_body" style:list-style-name="L4">
      <style:paragraph-properties fo:line-height="115%"/>
      <style:text-properties officeooo:rsid="0096da0d" officeooo:paragraph-rsid="0096da0d"/>
    </style:style>
    <style:style style:name="P98" style:family="paragraph" style:parent-style-name="Text_20_body" style:list-style-name="L4">
      <style:paragraph-properties fo:line-height="115%"/>
      <style:text-properties officeooo:rsid="0096da0d" officeooo:paragraph-rsid="00c2fe9b"/>
    </style:style>
    <style:style style:name="P99" style:family="paragraph" style:parent-style-name="Text_20_body" style:list-style-name="L5">
      <style:paragraph-properties fo:line-height="115%" fo:text-align="justify" style:justify-single-word="false"/>
      <style:text-properties officeooo:rsid="00b845b7" officeooo:paragraph-rsid="00b845b7"/>
    </style:style>
    <style:style style:name="P100" style:family="paragraph" style:parent-style-name="Text_20_body" style:list-style-name="L10">
      <style:paragraph-properties fo:line-height="115%" fo:text-align="justify" style:justify-single-word="false"/>
      <style:text-properties officeooo:rsid="0214edb4" officeooo:paragraph-rsid="0214edb4"/>
    </style:style>
    <style:style style:name="P101" style:family="paragraph" style:parent-style-name="Text_20_body" style:list-style-name="L10">
      <style:paragraph-properties fo:line-height="115%" fo:text-align="justify" style:justify-single-word="false"/>
      <style:text-properties officeooo:rsid="02162c7b" officeooo:paragraph-rsid="02162c7b"/>
    </style:style>
    <style:style style:name="P102" style:family="paragraph" style:parent-style-name="Text_20_body" style:list-style-name="L10">
      <style:paragraph-properties fo:line-height="115%" fo:text-align="justify" style:justify-single-word="false"/>
      <style:text-properties officeooo:rsid="021800e6" officeooo:paragraph-rsid="021800e6"/>
    </style:style>
    <style:style style:name="P103" style:family="paragraph" style:parent-style-name="Text_20_body" style:list-style-name="L11">
      <style:paragraph-properties fo:line-height="115%" fo:text-align="justify" style:justify-single-word="false"/>
      <style:text-properties officeooo:rsid="0216b28a" officeooo:paragraph-rsid="0216b28a"/>
    </style:style>
    <style:style style:name="P104" style:family="paragraph" style:parent-style-name="Text_20_body" style:list-style-name="L11">
      <style:paragraph-properties fo:line-height="115%" fo:text-align="justify" style:justify-single-word="false"/>
      <style:text-properties officeooo:rsid="0221a294" officeooo:paragraph-rsid="0221a294"/>
    </style:style>
    <style:style style:name="P105" style:family="paragraph" style:parent-style-name="Text_20_body" style:list-style-name="L11">
      <style:paragraph-properties fo:line-height="115%" fo:text-align="justify" style:justify-single-word="false"/>
      <style:text-properties officeooo:rsid="02237074" officeooo:paragraph-rsid="02237074"/>
    </style:style>
    <style:style style:name="P106" style:family="paragraph" style:parent-style-name="Text_20_body" style:list-style-name="L12">
      <style:paragraph-properties fo:line-height="115%" fo:text-align="justify" style:justify-single-word="false"/>
      <style:text-properties officeooo:rsid="023db81f" officeooo:paragraph-rsid="023db81f"/>
    </style:style>
    <style:style style:name="P107" style:family="paragraph" style:parent-style-name="Text_20_body" style:list-style-name="L13">
      <style:paragraph-properties fo:line-height="115%" fo:text-align="justify" style:justify-single-word="false"/>
      <style:text-properties officeooo:rsid="023db81f" officeooo:paragraph-rsid="023db81f"/>
    </style:style>
    <style:style style:name="P108"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9" style:family="paragraph" style:parent-style-name="Text_20_body" style:list-style-name="L15">
      <style:paragraph-properties fo:line-height="115%" fo:text-align="justify" style:justify-single-word="false"/>
      <style:text-properties officeooo:rsid="02d3dbd4" officeooo:paragraph-rsid="02d3dbd4"/>
    </style:style>
    <style:style style:name="P110"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111"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112" style:family="paragraph" style:parent-style-name="Text_20_body" style:list-style-name="L15">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style:font-size-complex="14pt"/>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d4d954"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14pt"/>
    </style:style>
    <style:style style:name="T86" style:family="text">
      <style:text-properties officeooo:rsid="009c9818"/>
    </style:style>
    <style:style style:name="T87" style:family="text">
      <style:text-properties officeooo:rsid="00a13d50"/>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b11a21"/>
    </style:style>
    <style:style style:name="T92" style:family="text">
      <style:text-properties officeooo:rsid="00b19f4e"/>
    </style:style>
    <style:style style:name="T93" style:family="text">
      <style:text-properties officeooo:rsid="00b845b7"/>
    </style:style>
    <style:style style:name="T94" style:family="text">
      <style:text-properties officeooo:rsid="00ba24a1"/>
    </style:style>
    <style:style style:name="T95" style:family="text">
      <style:text-properties officeooo:rsid="00c42161"/>
    </style:style>
    <style:style style:name="T96" style:family="text">
      <style:text-properties officeooo:rsid="00c926da"/>
    </style:style>
    <style:style style:name="T97" style:family="text">
      <style:text-properties officeooo:rsid="00d47668"/>
    </style:style>
    <style:style style:name="T98" style:family="text">
      <style:text-properties officeooo:rsid="00d58044"/>
    </style:style>
    <style:style style:name="T99" style:family="text">
      <style:text-properties officeooo:rsid="00d894fd"/>
    </style:style>
    <style:style style:name="T100" style:family="text">
      <style:text-properties officeooo:rsid="00db2ece"/>
    </style:style>
    <style:style style:name="T101" style:family="text">
      <style:text-properties officeooo:rsid="00eb9df3"/>
    </style:style>
    <style:style style:name="T102" style:family="text">
      <style:text-properties officeooo:rsid="00ec21c7"/>
    </style:style>
    <style:style style:name="T103" style:family="text">
      <style:text-properties fo:font-size="12pt" style:font-size-asian="14pt"/>
    </style:style>
    <style:style style:name="T104" style:family="text">
      <style:text-properties fo:font-size="12pt" officeooo:rsid="00ec21c7" style:font-size-asian="14pt"/>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RƯỜNG THPT CHUYÊN LÊ QUÝ ĐÔN</text:p>
      <text:p text:style-name="P12">CUỘC THI KHOA HỌC KĨ THUẬT CHO HỌC SINH TRUNG HỌC</text:p>
      <text:p text:style-name="P5"><text:span text:style-name="T2">NĂM HỌC 201</text:span><text:span text:style-name="T1">6 </text:span><text:span text:style-name="T2">-</text:span><text:span text:style-name="T1"> </text:span><text:bookmark text:name="_GoBack"/><text:span text:style-name="T2">201</text:span><text:span text:style-name="T1">7</text:span></text:p>
      <text:p text:style-name="P12"/>
      <text:p text:style-name="P12"/>
      <text:p text:style-name="P12"/>
      <text:p text:style-name="P12"/>
      <text:p text:style-name="P13">THIẾT KẾ HỆ THỐNG THEO DÕI VÀ CẢNH BÁO CHẤT LUỢNG KHÔNG KHÍ</text:p>
      <text:p text:style-name="P12"/>
      <text:p text:style-name="P12"/>
      <text:p text:style-name="P12"/>
      <text:p text:style-name="P12"/>
      <text:p text:style-name="P12"/>
      <text:p text:style-name="P12"/>
      <text:p text:style-name="P16">Lĩnh vực dự thi</text:p>
      <text:p text:style-name="P15">Khoa học kỹ thuậ<text:span text:style-name="T5">t</text:span></text:p>
      <text:p text:style-name="P12"/>
      <text:p text:style-name="P16">Tác giả</text:p>
      <text:p text:style-name="P14">Hồ Tuấn Kiệt</text:p>
      <text:p text:style-name="P5"><text:span text:style-name="T3">Lớp </text:span><text:span text:style-name="T4">11A5</text:span><text:span text:style-name="T3">, Trường THPT chuyên Lê Quý Đôn, thành phố Đà Nẵng</text:span></text:p>
      <text:p text:style-name="P10"/>
      <text:p text:style-name="P10"/>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176_1249747711" text:style-name="Index_20_Link" text:visited-style-name="Index_20_Link">LỜI CẢM ƠN<text:tab/>4</text:a></text:p>
          <text:p text:style-name="P2"><text:a xlink:type="simple" xlink:href="#__RefHeading___Toc1178_1249747711" text:style-name="Index_20_Link" text:visited-style-name="Index_20_Link">TÓM TẮT NỘI DUNG DỰ ÁN<text:tab/>5</text:a></text:p>
          <text:p text:style-name="P2"><text:a xlink:type="simple" xlink:href="#__RefHeading___Toc1180_1249747711" text:style-name="Index_20_Link" text:visited-style-name="Index_20_Link">GIỚI THIỆU VÀ TỔNG QUAN VỀ VẤN ĐỀ NGHIÊN CỨU<text:tab/>6</text:a></text:p>
          <text:p text:style-name="P2"><text:a xlink:type="simple" xlink:href="#__RefHeading___Toc1182_1249747711" text:style-name="Index_20_Link" text:visited-style-name="Index_20_Link">GIẢ THUYẾT KHOA HỌC VÀ PHÁT BIỂU MỤC ĐÍCH NGHIÊN CỨU<text:tab/>8</text:a></text:p>
          <text:p text:style-name="P63"><text:a xlink:type="simple" xlink:href="#__RefHeading___Toc1184_1249747711" text:style-name="Index_20_Link" text:visited-style-name="Index_20_Link">Mục tiêu nghiên cứu<text:tab/>8</text:a></text:p>
          <text:p text:style-name="P65"><text:a xlink:type="simple" xlink:href="#__RefHeading___Toc1186_1249747711" text:style-name="Index_20_Link" text:visited-style-name="Index_20_Link">Thiết bị quan trắc<text:tab/>8</text:a></text:p>
          <text:p text:style-name="P65"><text:a xlink:type="simple" xlink:href="#__RefHeading___Toc1188_1249747711" text:style-name="Index_20_Link" text:visited-style-name="Index_20_Link">Phần mềm máy chủ<text:tab/>8</text:a></text:p>
          <text:p text:style-name="P63"><text:a xlink:type="simple" xlink:href="#__RefHeading___Toc1190_1249747711" text:style-name="Index_20_Link" text:visited-style-name="Index_20_Link">Giả thiết nghiên cứu<text:tab/>9</text:a></text:p>
          <text:p text:style-name="P2"><text:a xlink:type="simple" xlink:href="#__RefHeading___Toc1192_1249747711" text:style-name="Index_20_Link" text:visited-style-name="Index_20_Link">PHƯƠNG PHÁP NGHIÊN CỨU<text:tab/>10</text:a></text:p>
          <text:p text:style-name="P63"><text:a xlink:type="simple" xlink:href="#__RefHeading___Toc1194_1249747711" text:style-name="Index_20_Link" text:visited-style-name="Index_20_Link">Thiết bị quan trắc<text:tab/>10</text:a></text:p>
          <text:p text:style-name="P63"><text:a xlink:type="simple" xlink:href="#__RefHeading___Toc1196_1249747711" text:style-name="Index_20_Link" text:visited-style-name="Index_20_Link">Trang web<text:tab/>12</text:a></text:p>
          <text:p text:style-name="P65"><text:a xlink:type="simple" xlink:href="#__RefHeading___Toc1889_673514855" text:style-name="Index_20_Link" text:visited-style-name="Index_20_Link">Phía máy chủ (backend)<text:tab/>12</text:a></text:p>
          <text:p text:style-name="P65"><text:a xlink:type="simple" xlink:href="#__RefHeading___Toc1891_673514855" text:style-name="Index_20_Link" text:visited-style-name="Index_20_Link">Phía giao diện người dùng (frontend)<text:tab/>12</text:a></text:p>
          <text:p text:style-name="P2"><text:a xlink:type="simple" xlink:href="#__RefHeading___Toc1198_1249747711" text:style-name="Index_20_Link" text:visited-style-name="Index_20_Link">SỐ LIỆU/ KẾT QUẢ NGHIÊN CỨU<text:tab/>13</text:a></text:p>
          <text:p text:style-name="P63"><text:a xlink:type="simple" xlink:href="#__RefHeading___Toc1200_1249747711" text:style-name="Index_20_Link" text:visited-style-name="Index_20_Link">Thiết bị quan trắc<text:tab/>13</text:a></text:p>
          <text:p text:style-name="P63"><text:a xlink:type="simple" xlink:href="#__RefHeading___Toc1881_673514855" text:style-name="Index_20_Link" text:visited-style-name="Index_20_Link">Trang web<text:tab/>13</text:a></text:p>
          <text:p text:style-name="P2"><text:a xlink:type="simple" xlink:href="#__RefHeading___Toc1202_1249747711" text:style-name="Index_20_Link" text:visited-style-name="Index_20_Link">PHÂN TÍCH SỐ LIỆU/ KẾT QUẢ VÀ THẢO LUẬN<text:tab/>15</text:a></text:p>
          <text:p text:style-name="P63"><text:a xlink:type="simple" xlink:href="#__RefHeading___Toc1204_1249747711" text:style-name="Index_20_Link" text:visited-style-name="Index_20_Link">So sánh với những nghiên cứu trước<text:tab/>15</text:a></text:p>
          <text:p text:style-name="P63"><text:a xlink:type="simple" xlink:href="#__RefHeading___Toc1206_1249747711" text:style-name="Index_20_Link" text:visited-style-name="Index_20_Link">Những thiếu sót<text:tab/>15</text:a></text:p>
          <text:p text:style-name="P65"><text:a xlink:type="simple" xlink:href="#__RefHeading___Toc1208_1249747711" text:style-name="Index_20_Link" text:visited-style-name="Index_20_Link">Khoảng cách giao tiếp<text:tab/>15</text:a></text:p>
          <text:p text:style-name="P65"><text:a xlink:type="simple" xlink:href="#__RefHeading___Toc1210_1249747711" text:style-name="Index_20_Link" text:visited-style-name="Index_20_Link">Việc thiếu các cảm biến<text:tab/>16</text:a></text:p>
          <text:p text:style-name="P2"><text:a xlink:type="simple" xlink:href="#__RefHeading___Toc1316_1249747711" text:style-name="Index_20_Link" text:visited-style-name="Index_20_Link">KẾT LUẬN<text:tab/>17</text:a></text:p>
          <text:p text:style-name="P2"><text:a xlink:type="simple" xlink:href="#__RefHeading___Toc1214_1249747711" text:style-name="Index_20_Link" text:visited-style-name="Index_20_Link">TÀI LIỆU THAM KHẢO<text:tab/>18</text:a></text:p>
        </text:index-body>
      </text:table-of-content>
      <text:h text:style-name="P51" text:outline-level="1"><text:bookmark-start text:name="__RefHeading___Toc1176_1249747711"/><text:bookmark-start text:name="_Toc465412548"/>LỜI CẢM ƠN<text:bookmark-end text:name="__RefHeading___Toc1176_1249747711"/><text:bookmark-end text:name="_Toc465412548"/></text:h>
      <text:p text:style-name="P3"><text:span text:style-name="T96">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76">Hồ Tuấn Kiệt</text:p>
      <text:p text:style-name="P76">Lớp 11A5, trường THPT Chuyên Lê Quý Đôn</text:p>
      <text:h text:style-name="P51"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2"><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3">Để đạt được các mục tiêu ở trên, hệ thống bao gồm các thành phần như sau:</text:p>
      <text:list xml:id="list8154740157987650642" text:style-name="L1">
        <text:list-item>
          <text:p text:style-name="P77">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6">Một <text:span text:style-name="T87">phần mềm máy chủ</text:span> lưu trữ dữ liệu được truyền lên bởi các thiết bị quan trắc. Ngoài việc <text:span text:style-name="T91">này phần mềm </text:span>còn có khả năng hiển thị thông tin dưới dạng trang web và đưa ra thông báo dưới dạng email và tin nhắn SMS khi cần thiết</text:p>
        </text:list-item>
      </text:list>
      <text:p text:style-name="P22">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30">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38"><draw:frame draw:style-name="fr5" draw:name="Image6" text:anchor-type="paragraph" svg:width="6.2992in" svg:height="2.0992in" draw:z-index="6"><draw:image xlink:href="Pictures/100000000000041A0000015E35680D5B855F0E0A.png" xlink:type="simple" xlink:show="embed" xlink:actuate="onLoad"/></draw:frame><text:span text:style-name="T85"/></text:p>
      <text:p text:style-name="P111">Chất lượng không khí ở Hà Nội dựa trên PM2.5 trong tuần từ <text:span text:style-name="T101">03/12 tới 10/12</text:span></text:p>
      <text:p text:style-name="P110"><text:span text:style-name="T105">(dữ liệu trung bình 60 phút) </text:span><text:span text:style-name="T106">(</text:span><text:a xlink:type="simple" xlink:href="http://aqivn.org/" text:style-name="Internet_20_link" text:visited-style-name="Visited_20_Internet_20_Link"><text:span text:style-name="T106">http://aqivn.org</text:span></text:a><text:span text:style-name="T106">)</text:span></text:p>
      <text:p text:style-name="P31">Theo <text:reference-mark-start text:name="JR_cite_1_Kampa_2008"/><text:span text:style-name="T49">[Kampa &amp; Castanas 2008]</text:span><text:reference-mark-end text:name="JR_cite_1_Kampa_2008"/><text:span text:style-name="T42">, các nhân tố có hại đối với sức khỏe con người trong không khí bao gồm:</text:span></text:p>
      <text:list xml:id="list3075150713524232057" text:style-name="L2">
        <text:list-item>
          <text:p text:style-name="P88">Chất ô nhiễm dạng ga (SO<text:span text:style-name="T7">x</text:span>, NO<text:span text:style-name="T7">x</text:span>, CO, O<text:span text:style-name="T7">3</text:span>, …)</text:p>
        </text:list-item>
        <text:list-item>
          <text:p text:style-name="P88">Các phần tử bụi <text:span text:style-name="T83">(PM 10, PM2.5, ...)</text:span></text:p>
        </text:list-item>
        <text:list-item>
          <text:p text:style-name="P89">Kim loại nặng</text:p>
        </text:list-item>
        <text:list-item>
          <text:p text:style-name="P90">Các chất ô nhiễm hữu cơ <text:span text:style-name="T97">có tính bền </text:span>(dioxin, ...)</text:p>
        </text:list-item>
      </text:list>
      <text:p text:style-name="P75">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75"><text:span text:style-name="T44"/></text:p>
      <text:p text:style-name="P32">Đã có rất nhiều nghiên cứu được tiến hành để đánh giá ảnh hưởng của các nhân tố này đối với sức khỏe con người. Ví dụ như:</text:p>
      <text:list xml:id="list7180475934992804188" text:style-name="L3">
        <text:list-item>
          <text:p text:style-name="P91">Việc hít thở khí SO<text:span text:style-name="T7">2</text:span> ở <text:span text:style-name="T43">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3"> </text:span></text:p>
        </text:list-item>
        <text:list-item>
          <text:p text:style-name="P83"><text:span text:style-name="T45">Nồng độ tăng dần lượng NO</text:span><text:span text:style-name="T8">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92"><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27"><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28"><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84313092371404" text:continue-list="list8154740157987650642" text:style-name="L1">
        <text:list-item>
          <text:p text:style-name="P78">Một thiết bị được <text:span text:style-name="T23">trang bị một số cảm biến có thể đo đạc được sự xuất hiện của các nhân tố gây ô nhiễm kể trên</text:span></text:p>
        </text:list-item>
        <text:list-item>
          <text:p text:style-name="P87"><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93"/>
      <text:p text:style-name="P5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328985867558466687" text:style-name="L4">
        <text:list-item>
          <text:p text:style-name="P95"><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97"><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34"><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2">này.</text:span></text:p>
      <text:h text:style-name="P54" text:outline-level="1"/>
      <text:h text:style-name="P51"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1">Hệ thống mà nghiên cứu này thực hiện sẽ phải đạt được nhũng yêu cầu và mục tiêu sau đây:</text:p>
      <text:h text:style-name="P55" text:outline-level="3"><text:bookmark-start text:name="__RefHeading___Toc1186_1249747711"/>Thiết bị quan trắc<text:bookmark-end text:name="__RefHeading___Toc1186_1249747711"/></text:h>
      <text:list xml:id="list8704010386533525329" text:style-name="L5">
        <text:list-item>
          <text:p text:style-name="P99">Có khả năng <text:span text:style-name="T23">đo đạc sự xuất hiện của các nhân tố gây ô nhiễm trong không khí</text:span></text:p>
        </text:list-item>
        <text:list-item>
          <text:p text:style-name="P99">Sau khi đo đạc, thiết bị phải gửi số liệu đo được lên phần mềm máy chủ, đồng thời xử lý số liệu để có thể cảnh báo nội bộ.</text:p>
        </text:list-item>
      </text:list>
      <text:list xml:id="list3393579724721305312" text:style-name="L6">
        <text:list-item>
          <text:p text:style-name="P67"><text:span text:style-name="T93">T</text:span>hay vì sử dụng các cảm biến có độ chính xác và giá thành cao thì thiết bị sẽ sử dụng các cảm biến rẻ hơn tuy nhiên vẫn có độ chính xác tương đối để <text:span text:style-name="T93">giữ giá thành ở mức thấp nhất</text:span></text:p>
        </text:list-item>
        <text:list-item>
          <text:p text:style-name="P67">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530224569701920001" text:style-name="L7">
        <text:list-item>
          <text:p text:style-name="P68">Có khả năng nhận số liệu đo được từ các trạm và lưu trữ chúng.</text:p>
        </text:list-item>
        <text:list-item>
          <text:p text:style-name="P68">Có khả năng đưa ra cảnh báo dưới dạng tin nhắn SMS và qua thư điện tử</text:p>
        </text:list-item>
      </text:list>
      <text:list xml:id="list84311411798016" text:continue-list="list3393579724721305312" text:style-name="L6">
        <text:list-item>
          <text:p text:style-name="P69">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6">Từ những mục tiêu đề ra ở trên, nghiên cứu đề xuất <text:span text:style-name="T98">một </text:span>hệ thống với cấu trúc như hình sau:</text:p>
      <text:p text:style-name="P26"><draw:frame draw:style-name="fr1" draw:name="Image1" text:anchor-type="paragraph" svg:width="6.2992in" svg:height="3.0827in" draw:z-index="1"><draw:image xlink:href="Pictures/1000020100000F57000007828893ABE09E2C2EE9.png" xlink:type="simple" xlink:show="embed" xlink:actuate="onLoad"/></draw:frame>Về thiết bị quan trắc:</text:p>
      <text:list xml:id="list2147783491469615441" text:style-name="L8">
        <text:list-item>
          <text:p text:style-name="P84">Mạch điều khiển chính là mạch Arduino Nano sẽ sử dụng các cảm biến đầu vào để xác định nồng độ các chất trong không khí</text:p>
        </text:list-item>
        <text:list-item>
          <text:p text:style-name="P84">Nồng độ đo được sẽ được thông báo trên màn hình LCD, đồng thời được gửi lên máy chủ nếu có kết nối Wifi</text:p>
        </text:list-item>
        <text:list-item>
          <text:p text:style-name="P84">Nếu nồng độ vượt quá mức cho phép thì thiết bị sẽ đổi màu của đèn LED và phát loa như là một phương thức cảnh báo.</text:p>
        </text:list-item>
      </text:list>
      <text:p text:style-name="P26">Về trang web:</text:p>
      <text:list xml:id="list4085992834901058651" text:style-name="L9">
        <text:list-item>
          <text:p text:style-name="P8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0">Người dùng khi truy cập <text:span text:style-name="T94">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1">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P60" text:outline-level="2"><text:bookmark-start text:name="__RefHeading___Toc1194_1249747711"/>Thiết bị quan trắc<text:bookmark-end text:name="__RefHeading___Toc1194_1249747711"/></text:h>
      <text:p text:style-name="P17"><draw:frame draw:style-name="fr2" draw:name="Image3" text:anchor-type="paragraph" svg:width="4.5335in" svg:height="5.5008in" draw:z-index="2"><draw:image xlink:href="Pictures/10000201000004C8000005CD4549F58335FE662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iết bị quan trắc được điều khiển bởi hai module chính:</text:p>
      <text:list xml:id="list6962534697178247822" text:style-name="L10">
        <text:list-item>
          <text:p text:style-name="P100">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1">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2">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29"><draw:frame draw:style-name="fr1" draw:name="Image9" text:anchor-type="paragraph" svg:width="2.0516in" svg:height="2.0173in" draw:z-index="0"><draw:image xlink:href="Pictures/10000201000002D9000002CDBE133C07D4BA8EAF.png" xlink:type="simple" xlink:show="embed" xlink:actuate="onLoad"/></draw:frame><text:soft-page-break/></text:p>
      <text:p text:style-name="P29"/>
      <text:p text:style-name="P29"/>
      <text:p text:style-name="P29"/>
      <text:p text:style-name="P29"/>
      <text:p text:style-name="P24"/>
      <text:p text:style-name="P36">Các module cảm biến mà thiết bị sử dụng bao gồm:</text:p>
      <text:list xml:id="list2078878836539619191" text:style-name="L11">
        <text:list-item>
          <text:p text:style-name="P103">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104">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105">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40">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2" text:outline-level="2"><draw:frame draw:style-name="fr3" draw:name="Image10" text:anchor-type="paragraph" svg:x="1.0693in" svg:y="0.0728in" svg:width="4.1453in" svg:height="2.2154in" draw:z-index="3"><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31">P</text:span>hía máy chủ <text:span text:style-name="T31">(backend)</text:span><text:bookmark-end text:name="__RefHeading___Toc1889_673514855"/></text:h>
      <text:p text:style-name="P42">Trang web được viết bằng ngôn ngữ Python <text:span text:style-name="T88">và sử dụng nền tảng Flask.</text:span></text:p>
      <text:p text:style-name="P43">Về cơ sở dữ liệu, chúng tôi sử dụng hệ cơ sở dữ liệu MariaDB.</text:p>
      <text:p text:style-name="P43">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3">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2">P</text:span>hía <text:span text:style-name="T89">giao diện </text:span>người dùng <text:span text:style-name="T32">(frontend)</text:span><text:bookmark-end text:name="__RefHeading___Toc1891_673514855"/></text:h>
      <text:p text:style-name="P44">Giao diện người dùng được viết bằng ba ngôn ngữ khác nhau: HTML, CSS và JavaScript.</text:p>
      <text:p text:style-name="P45">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3294308963920766383" text:style-name="L12">
        <text:list-item>
          <text:p text:style-name="P106">Nạp, cập nhật dữ liệu và thay đổi dữ liệu trong trang web mà không cần phải khởi tạo lại trang (sử dụng JQuery)</text:p>
        </text:list-item>
      </text:list>
      <text:list xml:id="list7718625419363131594" text:style-name="L13">
        <text:list-item>
          <text:p text:style-name="P107">Hiển thị bản đồ (sử dụng Google Maps JavaScript API)</text:p>
        </text:list-item>
        <text:list-item>
          <text:p text:style-name="P107">Vẽ biểu đồ sử dụng <text:span text:style-name="T22">thư viện </text:span>Highstocks.</text:p>
        </text:list-item>
        <text:list-item>
          <text:p text:style-name="P108">Cập nhật dữ liệu theo thời gian thực sử dụng thư viện Sockets.IO.</text:p>
        </text:list-item>
      </text:list>
      <text:h text:style-name="P51" text:outline-level="1"><text:bookmark-start text:name="__RefHeading___Toc1198_1249747711"/><text:bookmark-start text:name="_Toc465412553"/>SỐ LIỆU/ KẾT QUẢ NGHIÊN CỨU<text:bookmark-end text:name="__RefHeading___Toc1198_1249747711"/><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3665784823827701876" text:style-name="L14">
        <text:list-item>
          <text:p text:style-name="P79">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79">Hiển thị các thông số đo được trên một màn hình LCD kích thước <text:span text:style-name="T34">20x4.</text:span></text:p>
        </text:list-item>
        <text:list-item>
          <text:p text:style-name="P79">Cảnh báo với người dùng thông qua các kênh:</text:p>
          <text:list>
            <text:list-item>
              <text:p text:style-name="P79">Đèn LED ba màu <text:span text:style-name="T35">(xanh, vàng, đỏ ứng với mức độ cảnh báo)</text:span></text:p>
            </text:list-item>
            <text:list-item>
              <text:p text:style-name="P79">Email và SMS thông qua trang web</text:p>
            </text:list-item>
          </text:list>
        </text:list-item>
        <text:list-item>
          <text:p text:style-name="P79">Kết nối wifi thông qua module <text:span text:style-name="T36">ESP-12 và tự động gửi thông tin lên máy chủ định kì trong một khoảng thời gian nhất định là 5 phút một lần.</text:span></text:p>
        </text:list-item>
        <text:list-item>
          <text:p text:style-name="P79">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4458199721427925637" text:style-name="L15">
        <text:list-item>
          <text:p text:style-name="P81"><draw:frame draw:style-name="fr4"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5"/>
      <text:list xml:id="list84312908445922" text:continue-numbering="true" text:style-name="L15">
        <text:list-item>
          <text:p text:style-name="P112">Cho phép người dùng tạo tài khoản để phục vụ nhiều mục đích khác nhau, <text:span text:style-name="T39">như:</text:span></text:p>
          <text:list>
            <text:list-item>
              <text:p text:style-name="P80">Cho phép người dùng thêm mới, quản lý và sửa đổi thông tin của các trạm quan trắc thuộc quyền sở hữu của mình.</text:p>
            </text:list-item>
            <text:list-item>
              <text:p text:style-name="P80">Cho phép người dùng đăng kí nhận tin khi một trạm quan trắc nào đó có số đo ở mức nguy hiểm thông qua việc gửi email và nhắn tin <text:span text:style-name="T40">SMS</text:span> tới người dùng.</text:p>
            </text:list-item>
            <text:list-item>
              <text:p text:style-name="P80">Cho phép ẩn một trạm, nghĩa là ngoài người chủ ra thì không ai có thể truy cập và xem thông tin về trạm đó.</text:p>
            </text:list-item>
          </text:list>
        </text:list-item>
        <text:list-item>
          <text:p text:style-name="P80">Cung cấp một số hàm API cho việc tích hợp trang web với các ứng dụng ngoài</text:p>
        </text:list-item>
        <text:list-item>
          <text:p text:style-name="P82">Cho phép truy cập vào <text:span text:style-name="T39">cơ</text:span> <text:span text:style-name="T41">sở </text:span>dữ liệu thông qua ba cách:</text:p>
          <text:list>
            <text:list-item>
              <text:p text:style-name="P82">Thông qua các hàm API đối với các truy vấn nhỏ.</text:p>
            </text:list-item>
            <text:list-item>
              <text:p text:style-name="P82">Cho phép xuất và tải về số liệu của các trạm dưới các định dạng JSON <text:span text:style-name="T40">và CSV</text:span></text:p>
            </text:list-item>
            <text:list-item>
              <text:p text:style-name="P82">Cho phép người dùng thực thi truy vấn trực tiếp trong cơ sở dữ liệu của trang web thông qua việc viết các truy vấn SQL trả về kết quả.</text:p>
            </text:list-item>
          </text:list>
        </text:list-item>
        <text:list-item>
          <text:p text:style-name="P109">Cho phép phân loại các trạm theo các nhãn (tag)</text:p>
        </text:list-item>
        <text:list-item>
          <text:p text:style-name="P109"><draw:frame draw:style-name="fr4"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99">theo tên</text:span></text:p>
      <text:h text:style-name="P51"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2" text:outline-level="2"><text:bookmark-start text:name="__RefHeading___Toc1204_1249747711"/>So sánh với những nghiên cứu trước<text:bookmark-end text:name="__RefHeading___Toc1204_1249747711"/></text:h>
      <text:p text:style-name="P18">Như đã được đề cập trong phần <text:span text:style-name="T100">Giới thiệu và </text:span>Tổng quan nghiên cứu, đã có hai nghiên cứu được thực hiện trước đây về đề tài này:</text:p>
      <text:list xml:id="list84311706471956" text:continue-list="list328985867558466687" text:style-name="L4">
        <text:list-item>
          <text:p text:style-name="P96"><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98"><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46"><text:span text:style-name="T65">Khi so sánh nghiên cứu này với hai nghiên cứu trên, mặc dù</text:span><text:span text:style-name="T77"> không phải không có điểm mới, tuy nhiên nghiên cứu này vẫn còn một số khuyết điểm như:</text:span></text:p>
      <text:list xml:id="list8463170953900170272" text:style-name="L16">
        <text:list-item>
          <text:p text:style-name="P94">Nghiên cứu này vẫn còn thiếu các cảm biến cần thiết (vấn đề này sẽ được đề cập rõ hơn ở phía dưới)</text:p>
        </text:list-item>
        <text:list-item>
          <text:p text:style-name="P94">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9">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6" text:outline-level="3"><text:bookmark-start text:name="__RefHeading___Toc1208_1249747711"/>Khoảng cách giao tiếp<text:bookmark-end text:name="__RefHeading___Toc1208_1249747711"/></text:h>
      <text:p text:style-name="P64">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7">các thiết bị thu phát quy mô lớn hơn thì khoảng cách có thể đạt tới hàng chục km, tuy nhiên kèm theo đó là chi phí đầu tư cho những trạm này rất lớn.</text:span></text:p>
      <text:p text:style-name="P20">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6936523828536552646" text:style-name="L17">
        <text:list-item>
          <text:p text:style-name="P72">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29">là khoảng cách truyền tin xa hơn hẳn Wifi (ở băng tần </text:span><text:soft-page-break/><text:span text:style-name="T29">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9071939364692714037" text:style-name="L18">
        <text:list-item>
          <text:p text:style-name="P73">Nordic nRF24L01: <text:span text:style-name="T30">nRF24L01 cũng sử dụng sóng vô tuyến ở băng tầng 2.4GHz (băng tần ISM) </text:span><text:reference-mark-start text:name="JR_cite_1_nrf24l01_1"/><text:span text:style-name="T60">[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21">So với các dự án Air Quality Egg và Smart Citizen Kit đã nêu ở trên, sản phẩm của tôi vẫn còn thiết khá nhiều cảm biến, ví dụ như cảm biến nồng độ <text:span text:style-name="T86">NO</text:span><text:span text:style-name="T9">2</text:span><text:span text:style-name="T86"> và O</text:span><text:span text:style-name="T9">3</text:span><text:span text:style-name="T86">. Các cảm biến này có đặc điểm là không phổ biến bằng ở Việt Nam, do vậy phải đặt hàng từ nước ngoài thì mới có thể mua được các cảm biến này.</text:span></text:p>
      <text:h text:style-name="P51" text:outline-level="1"><text:bookmark-start text:name="__RefHeading___Toc1316_1249747711"/><text:bookmark-start text:name="_Toc465412555"/>KẾT LUẬN<text:bookmark-end text:name="__RefHeading___Toc1316_1249747711"/><text:bookmark-end text:name="_Toc465412555"/></text:h>
      <text:p text:style-name="P9"><text:span text:style-name="T95">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7738245895455556117" text:style-name="L19">
        <text:list-item>
          <text:p text:style-name="P74">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4">Thiết bị mới chỉ đo được nồng độ khí CO và nồng độ bụi trong không khí mà chưa có khả năng đo nồng độ các khí quan trọng khác</text:p>
        </text:list-item>
        <text:list-item>
          <text:p text:style-name="P74">Trang web vẫn còn thiếu một số tính năng cần thiết và giao diện chưa được trau chuốt</text:p>
        </text:list-item>
      </text:list>
      <text:p text:style-name="P7">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1"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47">arduino-info (). <text:span text:style-name="T46">RF24L01 2.4GHz Radio/Wireless Transceivers How-To</text:span>, <text:s/>.</text:p>
        <text:p text:style-name="P48">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8">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47">SHARP Corporation (<text:span text:style-name="T63">2006</text:span>). <text:span text:style-name="T46">GP2Y1010AU0F: Compact Optical Dust Sensor</text:span>, <text:s/>.</text:p>
        <text:p text:style-name="P48">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48">Kampa, M. and Castanas, E.<text:span text:style-name="T62"> (</text:span>2008<text:span text:style-name="T62">). </text:span><text:span text:style-name="T48">Human health effects of air pollution</text:span><text:span text:style-name="T62">, Environmental Pollution 151 : 362-367.</text:span></text:p>
        <text:p text:style-name="P47">Libelium Comunicaciones Distribuidas, S.L. (<text:span text:style-name="T63">2016b</text:span>). <text:span text:style-name="T46">Extreme Range Links: LoRa 868 / 900MHz SX1272 LoRa module for Arduino Waspmote and Raspberry Pi</text:span>, <text:s/>.</text:p>
        <text:p text:style-name="P47">Libelium Comunicaciones Distribuidas, S.L. (<text:span text:style-name="T63">2016a</text:span>). <text:span text:style-name="T46">Waspmote-LoRa-868MHz_915MHz-SX1272 Networking Guide</text:span>, <text:s/>.</text:p>
        <text:p text:style-name="P47">Henan Hanwei Electronics Co. Ltd. (<text:span text:style-name="T63">2016</text:span>). <text:span text:style-name="T46">MQ-9 Semiconductor Sensor for CO/Combustible Gas</text:span>, <text:s/>.</text:p>
        <text:p text:style-name="P48">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7">Nordic Semiconductor (<text:span text:style-name="T63">2007</text:span>). <text:span text:style-name="T46">nRF24L01 Single Chip 2.4GHz Transceiver Product Specification</text:span>, <text:s/>.<text:bookmark text:name="JR_bib_end2"/></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6</meta:editing-cycles>
    <meta:creation-date>2016-10-28T03:04:00</meta:creation-date>
    <dc:date>2016-12-10T08:43:11.160356242</dc:date>
    <meta:editing-duration>PT19H29M9S</meta:editing-duration>
    <meta:generator>LibreOffice/5.2.3.3$Linux_X86_64 LibreOffice_project/20m0$Build-3</meta:generator>
    <meta:document-statistic meta:table-count="0" meta:image-count="7" meta:object-count="0" meta:page-count="18" meta:paragraph-count="177" meta:word-count="4070" meta:character-count="18827" meta:non-whitespace-character-count="149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